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ymbol" svg:font-family="Symbol" style:font-family-generic="roman" style:font-pitch="variable" style:font-charset="x-symbol"/>
    <style:font-face style:name="CAAAAA+TimesNewRomanPSMT" svg:font-family="CAAAAA+TimesNewRomanPSMT"/>
    <style:font-face style:name="Times New Roman2" svg:font-family="'Times New Roman'"/>
    <style:font-face style:name="Garamond1" svg:font-family="Garamond" style:font-family-generic="roman"/>
    <style:font-face style:name="Courier New" svg:font-family="'Courier New'" style:font-pitch="fixed"/>
    <style:font-face style:name="Arial1" svg:font-family="Arial" style:font-pitch="variable"/>
    <style:font-face style:name="HG Mincho Light J" svg:font-family="'HG Mincho Light J'" style:font-pitch="variable"/>
    <style:font-face style:name="Times New Roman1" svg:font-family="'Times New 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abstrak">
      <style:paragraph-properties fo:margin-left="0.3937in" fo:margin-right="0.0783in" fo:margin-top="0.1665in" fo:margin-bottom="0.0835in" fo:text-align="center" style:justify-single-word="false" fo:text-indent="0in" style:auto-text-indent="false"/>
      <style:text-properties fo:font-size="10pt" style:font-size-asian="10pt"/>
    </style:style>
    <style:style style:name="P3" style:family="paragraph" style:parent-style-name="alamat">
      <style:paragraph-properties fo:margin-left="0.3937in" fo:margin-right="0.0783in" fo:margin-top="0in" fo:margin-bottom="0in" fo:text-indent="0in" style:auto-text-indent="false"/>
      <style:text-properties fo:language="nl" fo:country="BE" fo:font-style="italic" style:font-style-asian="italic"/>
    </style:style>
    <style:style style:name="P4" style:family="paragraph" style:parent-style-name="Standard">
      <style:paragraph-properties fo:margin-left="0.3937in" fo:margin-right="0.0783in" fo:text-align="justify" style:justify-single-word="false" fo:text-indent="0in" style:auto-text-indent="false"/>
      <style:text-properties fo:font-size="9pt" fo:language="id" fo:country="ID" style:font-size-asian="9pt" style:font-size-complex="9pt"/>
    </style:style>
    <style:style style:name="P5" style:family="paragraph" style:parent-style-name="kata-kunci">
      <style:paragraph-properties fo:margin-left="0.3937in" fo:margin-right="0.0783in" fo:margin-top="0.0835in" fo:margin-bottom="0.0835in" fo:line-height="100%" fo:text-indent="0in" style:auto-text-indent="false"/>
    </style:style>
    <style:style style:name="P6" style:family="paragraph" style:parent-style-name="Standard">
      <style:paragraph-properties fo:margin-left="0in" fo:margin-right="0.0783in" fo:text-align="justify" style:justify-single-word="false" fo:text-indent="0in" style:auto-text-indent="false"/>
      <style:text-properties fo:font-size="9pt" fo:language="id" fo:country="ID" style:font-size-asian="9pt" style:font-size-complex="9pt"/>
    </style:style>
    <style:style style:name="P7" style:family="paragraph" style:parent-style-name="n0">
      <style:text-properties fo:font-style="normal" style:font-style-asian="normal" style:font-style-complex="normal"/>
    </style:style>
    <style:style style:name="P8" style:family="paragraph" style:parent-style-name="n0">
      <style:paragraph-properties fo:line-height="100%"/>
    </style:style>
    <style:style style:name="P9" style:family="paragraph" style:parent-style-name="judul">
      <style:paragraph-properties fo:margin-left="0.2201in" fo:margin-right="0in" fo:line-height="100%" fo:text-indent="0in" style:auto-text-indent="false"/>
      <style:text-properties style:font-name="Arial" fo:font-size="16pt" fo:language="id" fo:country="ID" fo:font-weight="bold" style:font-size-asian="16pt" style:font-weight-asian="bold" style:font-name-complex="Arial" style:font-size-complex="16pt"/>
    </style:style>
    <style:style style:name="P10" style:family="paragraph" style:parent-style-name="judul" style:master-page-name="Standard">
      <style:paragraph-properties fo:margin-left="0.2201in" fo:margin-right="0in" fo:line-height="100%" fo:text-align="center" style:justify-single-word="false" fo:text-indent="0in" style:auto-text-indent="false" style:page-number="auto"/>
      <style:text-properties style:font-name="Arial" fo:font-size="16pt" fo:language="id" fo:country="ID" fo:font-weight="bold" style:font-size-asian="16pt" style:font-weight-asian="bold" style:font-name-complex="Arial" style:font-size-complex="16pt"/>
    </style:style>
    <style:style style:name="P11" style:family="paragraph" style:parent-style-name="judul">
      <style:paragraph-properties fo:margin-left="0.3937in" fo:margin-right="0.0783in" fo:margin-top="0.1665in" fo:margin-bottom="0.0835in" fo:line-height="100%" fo:text-indent="0in" style:auto-text-indent="false"/>
      <style:text-properties style:font-name="Arial" fo:font-size="14pt" fo:language="id" fo:country="ID" fo:font-weight="bold" style:font-size-asian="14pt" style:font-weight-asian="bold" style:font-size-complex="14pt" style:font-weight-complex="bold"/>
    </style:style>
    <style:style style:name="P12" style:family="paragraph" style:parent-style-name="subbagian" style:list-style-name="L1"/>
    <style:style style:name="P13" style:family="paragraph" style:parent-style-name="subbagian" style:list-style-name="L1" style:master-page-name="">
      <style:paragraph-properties fo:widows="3" style:page-number="auto"/>
    </style:style>
    <style:style style:name="P14" style:family="paragraph" style:parent-style-name="subbagian" style:list-style-name="L1" style:master-page-name="">
      <style:paragraph-properties style:page-number="auto" fo:keep-with-next="always"/>
    </style:style>
    <style:style style:name="P15" style:family="paragraph" style:parent-style-name="ref" style:list-style-name="L2">
      <style:paragraph-properties fo:margin-left="0in" fo:margin-right="0in" fo:margin-top="0.0835in" fo:margin-bottom="0.0835in" fo:line-height="100%" fo:text-align="justify" style:justify-single-word="false" fo:text-indent="0in" style:auto-text-indent="false"/>
      <style:text-properties style:use-window-font-color="true" style:font-name="Times New Roman1" fo:font-size="9pt" fo:language="id" fo:country="ID" fo:font-style="normal" style:text-underline-style="none" fo:font-weight="normal" style:font-size-asian="9pt" style:font-style-asian="normal" style:font-weight-asian="normal" style:font-size-complex="9pt" style:font-style-complex="normal" style:font-weight-complex="normal"/>
    </style:style>
    <style:style style:name="P16" style:family="paragraph" style:parent-style-name="ref" style:list-style-name="L2">
      <style:paragraph-properties fo:margin-left="0in" fo:margin-right="0in" fo:margin-top="0.0835in" fo:margin-bottom="0.0835in" fo:line-height="100%" fo:text-align="start" style:justify-single-word="false" fo:text-indent="0in" style:auto-text-indent="false"/>
      <style:text-properties style:use-window-font-color="true" style:font-name="Times New Roman1" fo:font-size="9pt" fo:language="id" fo:country="ID" fo:font-style="normal" style:text-underline-style="none" fo:font-weight="normal" style:font-size-asian="9pt" style:font-style-asian="normal" style:font-weight-asian="normal" style:font-size-complex="9pt" style:font-style-complex="normal" style:font-weight-complex="normal"/>
    </style:style>
    <style:style style:name="P17" style:family="paragraph" style:parent-style-name="ref" style:list-style-name="L2">
      <style:paragraph-properties fo:margin-left="0in" fo:margin-right="0in" fo:margin-top="0.0835in" fo:margin-bottom="0.0835in" fo:line-height="100%" fo:text-align="justify" style:justify-single-word="false" fo:text-indent="0in" style:auto-text-indent="false"/>
      <style:text-properties style:use-window-font-color="true" fo:font-size="9pt" fo:language="id" fo:country="ID" fo:font-style="normal" style:text-underline-style="none" fo:font-weight="normal" style:font-size-asian="9pt" style:font-style-asian="normal" style:font-weight-asian="normal" style:font-size-complex="9pt" style:font-style-complex="normal" style:font-weight-complex="normal"/>
    </style:style>
    <style:style style:name="P18" style:family="paragraph" style:parent-style-name="ref" style:list-style-name="L2">
      <style:paragraph-properties fo:margin-left="0in" fo:margin-right="0in" fo:margin-top="0.0835in" fo:margin-bottom="0.0835in" fo:line-height="100%" fo:text-align="justify" style:justify-single-word="false" fo:text-indent="0in" style:auto-text-indent="false"/>
      <style:text-properties style:font-name="Times New Roman1" fo:font-size="9pt" fo:language="id" fo:country="ID" fo:font-style="normal" fo:font-weight="normal" style:font-size-asian="9pt" style:font-style-asian="normal" style:font-weight-asian="normal" style:font-size-complex="9pt" style:font-style-complex="normal" style:font-weight-complex="normal"/>
    </style:style>
    <style:style style:name="P19" style:family="paragraph" style:parent-style-name="ref" style:list-style-name="L2">
      <style:paragraph-properties fo:margin-left="0in" fo:margin-right="0in" fo:margin-top="0.0835in" fo:margin-bottom="0.0835in" fo:line-height="100%" fo:text-align="justify" style:justify-single-word="false" fo:text-indent="0in" style:auto-text-indent="false"/>
      <style:text-properties fo:font-size="9pt" fo:language="pt" fo:country="BR" fo:font-weight="normal" style:font-size-asian="9pt" style:font-weight-asian="normal" style:font-size-complex="9pt" style:font-weight-complex="normal"/>
    </style:style>
    <style:style style:name="P20" style:family="paragraph" style:parent-style-name="ref">
      <style:paragraph-properties fo:margin-left="0in" fo:margin-right="0in" fo:margin-top="0.0835in" fo:margin-bottom="0.0835in" fo:line-height="100%" fo:text-align="justify" style:justify-single-word="false" fo:text-indent="0in" style:auto-text-indent="false"/>
      <style:text-properties fo:color="#ff0000" style:font-name="Times New Roman1" fo:font-size="9pt" fo:font-weight="bold" fo:background-color="transparent" style:font-size-asian="9pt" style:font-weight-asian="bold" style:font-size-complex="9pt" style:font-weight-complex="bold"/>
    </style:style>
    <style:style style:name="P21" style:family="paragraph" style:parent-style-name="alamat">
      <style:paragraph-properties fo:margin-left="0.3937in" fo:margin-right="0.0783in" fo:margin-top="0in" fo:margin-bottom="0.1665in" fo:text-indent="0in" style:auto-text-indent="false"/>
    </style:style>
    <style:style style:name="T1" style:family="text">
      <style:text-properties fo:font-size="7pt" style:font-size-asian="7pt" style:font-size-complex="7pt"/>
    </style:style>
    <style:style style:name="T2" style:family="text">
      <style:text-properties fo:font-size="9pt" style:font-size-asian="9pt" style:font-size-complex="9pt"/>
    </style:style>
    <style:style style:name="T3" style:family="text">
      <style:text-properties fo:font-size="9pt" fo:language="id" fo:country="ID" fo:font-weight="normal" style:font-size-asian="9pt" style:font-weight-asian="normal" style:font-size-complex="9pt"/>
    </style:style>
    <style:style style:name="T4" style:family="text">
      <style:text-properties fo:font-size="9pt" fo:language="id" fo:country="ID" fo:font-weight="normal" style:font-size-asian="9pt" style:font-weight-asian="normal" style:font-size-complex="9pt" style:font-weight-complex="normal"/>
    </style:style>
    <style:style style:name="T5" style:family="text">
      <style:text-properties style:font-name="Courier New" fo:font-style="normal" fo:font-weight="bold" style:font-style-asian="normal" style:font-weight-asian="bold" style:font-size-complex="10pt" style:font-style-complex="normal" style:font-weight-complex="bold"/>
    </style:style>
    <style:style style:name="T6" style:family="text">
      <style:text-properties style:font-name="Courier New" fo:font-size="7pt" style:font-size-asian="7pt" style:font-size-complex="7pt"/>
    </style:style>
    <style:style style:name="T7" style:family="text">
      <style:text-properties style:font-name="Courier New" fo:font-size="7pt" fo:font-style="normal" style:font-size-asian="7pt" style:font-style-asian="normal" style:font-size-complex="7pt" style:font-style-complex="normal"/>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style:font-name="Times New Roman2" fo:language="id" fo:country="ID" fo:font-weight="normal" style:font-weight-asian="normal"/>
    </style:style>
    <style:style style:name="T11" style:family="text">
      <style:text-properties fo:language="id" fo:country="ID" fo:font-weight="normal" style:font-weight-asian="normal"/>
    </style:style>
    <style:style style:name="T12" style:family="text">
      <style:text-properties fo:language="id" fo:country="ID" fo:font-style="italic" fo:font-weight="normal" style:font-style-asian="italic" style:font-weight-asian="normal" style:font-style-complex="italic"/>
    </style:style>
    <style:style style:name="T13" style:family="text">
      <style:text-properties fo:language="id" fo:country="ID" fo:font-style="normal" fo:font-weight="normal" style:font-style-asian="normal" style:font-weight-asian="normal" style:font-style-complex="normal"/>
    </style:style>
    <style:style style:name="T14" style:family="text">
      <style:text-properties style:font-name="Times New Roman1"/>
    </style:style>
    <style:style style:name="T15" style:family="text">
      <style:text-properties style:font-name="Times New Roman1" fo:font-style="italic" style:font-name-asian="CAAAAA+TimesNewRomanPSMT" style:font-style-asian="italic" style:font-name-complex="CAAAAA+TimesNewRomanPSMT" style:font-style-complex="italic"/>
    </style:style>
    <style:style style:name="T16" style:family="text">
      <style:text-properties style:font-name="Times New Roman1" style:font-name-asian="CAAAAA+TimesNewRomanPSMT" style:font-name-complex="CAAAAA+TimesNewRomanPSMT"/>
    </style:style>
    <style:style style:name="T17" style:family="text">
      <style:text-properties style:use-window-font-color="true" style:font-name="Times New Roman1" fo:font-size="9pt" fo:language="id" fo:country="ID" fo:font-style="normal" style:text-underline-style="none" fo:font-weight="normal" style:font-size-asian="9pt" style:font-style-asian="normal" style:font-weight-asian="normal" style:font-size-complex="9pt" style:font-style-complex="normal" style:font-weight-complex="normal"/>
    </style:style>
    <style:style style:name="T18" style:family="text">
      <style:text-properties style:use-window-font-color="true" style:font-name="Times New Roman1" fo:language="id" fo:country="ID" fo:font-style="normal" style:text-underline-style="none" style:font-style-asian="normal" style:font-style-complex="normal"/>
    </style:style>
    <style:style style:name="T19" style:family="text">
      <style:text-properties style:use-window-font-color="true" style:font-name="Courier New" fo:font-size="7pt" fo:language="id" fo:country="ID" fo:font-style="normal" style:text-underline-style="none" style:font-size-asian="7pt" style:font-style-asian="normal" style:font-size-complex="7pt" style:font-style-complex="normal"/>
    </style:style>
    <style:style style:name="T20" style:family="text">
      <style:text-properties style:use-window-font-color="true" style:font-name="Courier New" fo:font-size="7pt" style:text-underline-style="none" style:font-size-asian="7pt" style:font-size-complex="7pt"/>
    </style:style>
    <style:style style:name="T21" style:family="text">
      <style:text-properties style:use-window-font-color="true" style:text-underline-style="none"/>
    </style:style>
    <style:style style:name="T22" style:family="text">
      <style:text-properties fo:font-style="italic"/>
    </style:style>
    <style:style style:name="T23" style:family="text">
      <style:text-properties fo:font-style="italic" style:font-style-asian="italic" style:font-style-complex="italic"/>
    </style:style>
    <style:style style:name="T24" style:family="text">
      <style:text-properties fo:font-style="italic" style:font-size-asian="10pt"/>
    </style:style>
    <style:style style:name="T25" style:family="text">
      <style:text-properties fo:font-style="italic" style:font-size-asian="10pt" style:font-style-asian="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normal" style:font-style-asian="normal" style:font-style-complex="normal"/>
    </style:style>
    <style:style style:name="T28" style:family="text">
      <style:text-properties fo:font-size="8pt" style:font-size-asian="8pt" style:font-size-complex="8pt"/>
    </style:style>
    <style:style style:name="T29" style:family="text">
      <style:text-properties fo:font-size="10pt"/>
    </style:style>
    <style:style style:name="T30" style:family="text">
      <style:text-properties fo:font-size="10pt" fo:font-style="italic"/>
    </style:style>
    <style:style style:name="T31" style:family="text">
      <style:text-properties fo:font-size="10pt" fo:language="nl" fo:country="BE" style:font-size-asian="10pt"/>
    </style:style>
    <style:style style:name="T32" style:family="text">
      <style:text-properties fo:font-size="10pt" fo:language="nl" fo:country="BE" fo:font-style="italic" style:font-size-asian="10pt"/>
    </style:style>
    <style:style style:name="T33" style:family="text">
      <style:text-properties fo:language="nl" fo:country="BE"/>
    </style:style>
    <style:style style:name="T34" style:family="text">
      <style:text-properties fo:language="nl" fo:country="BE" fo:font-style="italic" style:font-style-asian="italic" style:font-style-complex="italic"/>
    </style:style>
    <style:style style:name="T35" style:family="text">
      <style:text-properties style:font-size-asian="10pt"/>
    </style:style>
    <style:style style:name="T36" style:family="text">
      <style:text-properties style:font-size-asian="10pt" style:font-style-asian="italic"/>
    </style:style>
    <style:style style:name="T37" style:family="text">
      <style:text-properties style:font-style-asian="italic"/>
    </style:style>
    <style:style style:name="T38" style:family="text">
      <style:text-properties style:font-name="Garamond1" fo:language="nl" fo:country="BE" fo:font-style="italic" style:font-style-asian="italic" style:font-style-complex="italic"/>
    </style:style>
    <style:style style:name="T39" style:family="text">
      <style:text-properties style:font-name="Garamond1" fo:language="nl" fo:country="BE" fo:font-style="italic" fo:font-weight="normal" style:font-style-asian="italic" style:font-weight-asian="normal" style:font-style-complex="italic" style:font-weight-complex="normal"/>
    </style:style>
    <style:style style:name="T40" style:family="text">
      <style:text-properties style:font-name="Garamond1" fo:language="nl" fo:country="BE" fo:font-style="italic" fo:font-weight="normal" style:font-size-asian="10pt" style:font-style-asian="italic" style:font-weight-asian="normal" style:font-style-complex="italic" style:font-weight-complex="normal"/>
    </style:style>
    <style:style style:name="T41" style:family="text">
      <style:text-properties style:font-name="Garamond1" fo:language="nl" fo:country="BE" fo:font-style="normal" fo:font-weight="bold" style:font-style-asian="normal" style:font-weight-asian="bold" style:font-size-complex="10pt" style:font-style-complex="normal" style:font-weight-complex="bold"/>
    </style:style>
    <style:style style:name="T42" style:family="text">
      <style:text-properties style:font-name="Garamond1" fo:font-style="normal" fo:font-weight="bold" style:font-style-asian="normal" style:font-weight-asian="bold" style:font-size-complex="10pt" style:font-style-complex="normal" style:font-weight-complex="bold"/>
    </style:style>
    <style:style style:name="T43" style:family="text">
      <style:text-properties style:font-name="Garamond1" fo:font-size="10pt" fo:language="nl" fo:country="BE" fo:font-style="italic" fo:font-weight="bold" style:font-style-asian="normal" style:font-weight-asian="bold" style:font-size-complex="10pt" style:font-style-complex="normal" style:font-weight-complex="bold"/>
    </style:style>
    <style:style style:name="T44" style:family="text">
      <style:text-properties style:font-name="Garamond1" fo:font-size="10pt" fo:language="nl" fo:country="BE" fo:font-style="italic" fo:font-weight="bold" style:font-size-asian="10pt" style:font-style-asian="italic" style:font-weight-asian="bold" style:font-size-complex="10pt" style:font-style-complex="normal" style:font-weight-complex="bold"/>
    </style:style>
    <style:style style:name="T45" style:family="text">
      <style:text-properties style:font-name="Garamond1" fo:font-size="10pt" fo:language="nl" fo:country="BE" fo:font-style="italic" fo:font-weight="bold" style:font-size-asian="10pt" style:font-style-asian="normal" style:font-weight-asian="bold" style:font-size-complex="10pt" style:font-style-complex="normal" style:font-weight-complex="bold"/>
    </style:style>
    <style:style style:name="Sect1" style:family="section">
      <style:section-properties text:dont-balance-text-columns="true" style:writing-mode="lr-tb" fo:margin-left="0.3937in" fo:margin-right="-0.0008in" style:editable="false">
        <style:columns fo:column-count="2" fo:column-gap="0.3929in">
          <style:column style:rel-width="32767*" fo:start-indent="0in" fo:end-indent="0.1965in"/>
          <style:column style:rel-width="32768*" fo:start-indent="0.1965in" fo:end-indent="0in"/>
        </style:columns>
      </style:section-properties>
    </style:style>
    <text:list-style style:name="L1">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
      <text:list-level-style-number text:level="1"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idak Kenal Maka Tidak Sayang:</text:p>
      <text:p text:style-name="P9">Kiat Mensosialisasikan Makalah Internasional</text:p>
      <text:p text:style-name="P9">Kepada Komunitas Sistem Informasi Indonesia</text:p>
      <text:p text:style-name="P11">Rahmat M. Samik-Ibrahim</text:p>
      <text:p text:style-name="P3">Direktur vLSM.org -- Pamulang Permai I B33/3 -- Pamulang 15417</text:p>
      <text:p text:style-name="P21">URL<text:span text:style-name="T45">:</text:span> http://rms46.vlsm.org/2/131.pdf</text:p>
      <text:p text:style-name="P2">Abstrak</text:p>
      <text:p text:style-name="P4">Karya penelitian dari komunitas Sistem Informasi Indonesia amat jarang muncul pada konferensi/jurnal Internasional <text:span text:style-name="T9">papan atas</text:span>. Bahkan kebiasaan membaca makalah ilmiah secara teratur pun masih merupakan sesuatu hal yang langka. Penulisan makalah ini <text:span text:style-name="T9">tidak bertujuan</text:span> untuk mencari <text:span text:style-name="T9">kambing hitam</text:span> atas hal yang memprihatinkan ini. Sebaliknya, penulis mengusulkan agar membaca makalah berkualitas harus dibiasakan semenjak para calon peneliti masih duduk di bangku kuliah!</text:p>
      <text:p text:style-name="P4"/>
      <text:p text:style-name="P4">Sebuah seminar setara tiga Satuan Kredit Semester (SKS) diuji-cobakan dengan dua tujuan khusus. Pertama, membiasakan peserta seminar untuk membaca serta memahami isi dari sebuah makalah ilmiah. Kedua, agar peserta dapat memahami isi dari sebuah makalah ilmiah dengan hanya mendengarkan ringkasan dari sebuah presentasi 10 menit. <text:s/>Makalah-makalah berasal dari jurnal papan atas seperti MISQ, ISR, JAIS, CAIS, ASQ,... dengan ketebalan antara 20 – 30 halaman. Secara total dibahas 48 makalah dalam 12 kali pertemuan yang masing-masing berlangsung 150 menit.</text:p>
      <text:p text:style-name="P4"/>
      <text:p text:style-name="P4">Tulisan ini akan membahas beberapa hal seperti faktor-faktor yang membantu kesuksesan, hal-hal yang dapat dilakukan serta hal-hal yang sebaiknya dihindari. Perlu ditekankan, bahwa penerapan metoda ini perlu dimodifikasi/disesuaikan dari satu tempat ke tempat lain. <text:s/></text:p>
      <text:p text:style-name="P6"><text:s text:c="2"/></text:p>
      <text:p text:style-name="P5"><text:span text:style-name="T8">Kata kunci</text:span>: <text:span text:style-name="T2">pendidikan sistem informasi, riset sistem informasi, metoda teori beralas (grounded theory), riset aksi (action resarch).</text:span></text:p>
      <text:section text:style-name="Sect1" text:name="Section1">
        <text:list text:style-name="L1">
          <text:list-item>
            <text:p text:style-name="P12">Pendahuluan</text:p>
          </text:list-item>
        </text:list>
        <text:p text:style-name="n0"><text:span text:style-name="T10">Kontribusi publikasi ilmiah dari bangsa Indonesia pada tingkat internasional hanya sekitar 0,012% dari total publikasi ilmiah (8). Karya penelitian komunitas Sistem Informasi Indonesia nyaris tidak pernah muncul pada</text:span><text:span text:style-name="T11"> jurnal papan atas seperti </text:span><text:span text:style-name="T15">Management Information System Quarterly</text:span><text:span text:style-name="T16"> (MISQ)</text:span><text:span text:style-name="T11">, </text:span><text:span text:style-name="T12">Information System Research</text:span><text:span text:style-name="T11"> (ISR), </text:span><text:span text:style-name="T12">Journal of <text:s/>Association of Information Systems</text:span><text:span text:style-name="T11"> (JAIS), </text:span><text:span text:style-name="T12">Communication of <text:s/>Association of Information Systems</text:span><text:span text:style-name="T11"> (CAIS), atau pun </text:span><text:span text:style-name="T13">pada </text:span><text:span text:style-name="T12">proceeding </text:span><text:span text:style-name="T11">konferensi puncak tahunan </text:span><text:span text:style-name="T12">International Conference of Information Systems</text:span><text:span text:style-name="T11"> (ICIS) yang diselenggarakan oleh </text:span><text:span text:style-name="T12">Association of Information Systems</text:span><text:span text:style-name="T11"> (AIS). Bahkan nama jurnal/konferensi <text:s/>yang baru di­se­but­kan ini terdengar asing untuk seba­gian komunitas. Produktivitas para pe­neliti pada tingkatan nasional pun masih belum optimum. Jangankan me­nulis, membaca pun mungkin masih me­rupa­kan kegiatan yang langka!</text:span></text:p>
        <text:p text:style-name="n0"><text:span text:style-name="T3">Penulisan makalah ini </text:span><text:span text:style-name="T4">tidak bertujuan untuk mencari kambing hitam atas hal yang memprihatinkan in</text:span><text:span text:style-name="T3">i. Sebaliknya, </text:span>penulis mengusulkan agar para calon peneliti membiasakan diri membaca makalah ilmiah bermutu semenjak masih duduk di bangku kuliah. Usulan ini diajukan berdasarkan beberapa asumsi. Pertama, diasumsikan bahwa membaca makalah secara teratur merupakan kebiasaan yang baik. Kedua, dalam jangka panjang, kebiasaan ini akan memperbesar peluang untuk meng­hasilkan karya penelitian yang layak tayang secara internasional. Asumsi terakhir ialah, bahwa membaca tersebut sebaiknya dibiasakan sedini mungkin. Dengan demikian, perlu diadakan sebuah mata ajar untuk para mahasiswa jurusan sistem informasi. Mata ajar ini bertujuan untuk membiasakan para peserta membaca makalah ilmiah secara teratur. Asumsi-asumsi ini tentunya masih perlu dikaji lebih dalam. Namun, hal ini tidak akan dibahas dalam tulisan ini.</text:p>
        <text:p text:style-name="n0">Dalam makalah ini, akan diuraikan langkah-langkah yang ditempuh untuk mewujudkan gagasan ''membiasakan membaca'' pada mahasiswa tingkat akhir Fakultas Ilmu Komputer, Universitas Indonesia. <text:s/>Pertama, akan dibahas proses yang ditempuh untuk memperjuangkan gagasan ini hingga mendapatkan persetujuan untuk menjadi sebuah mata ajar seminar. Kedua, pembahasan dilanjutkan pada hal-hal persiapan untuk seminar tersebut. Ketiga, akan dibahas proses dari penyelenggaraan mata ajar seminar itu sendiri. Keempat, akan dilakukan evaluasi penyelenggaraan seminar. Akhirnya, tulisan ini akan diakhiri dengan sebuah penutup.</text:p>
        <text:list text:style-name="L1" text:continue-numbering="true">
          <text:list-item>
            <text:p text:style-name="P12">Kelayakan Gagasan</text:p>
          </text:list-item>
        </text:list>
        <text:p text:style-name="n0">Gagasan ini pada dasarnya diterima secara positif dikalangan sivitas akademik Fakultas. Namun, tidak berarti bahwa secara otomatis dapat disetujui untuk menjadi sebuah mata ajar. Pengusulan sebuah mata ajar baru perlu memperhatikan berbagai pakem yang telah ada, terutama bagaimana kedu­dukan calon mata ajar tersebut di dalam kurikulum yang ada.</text:p>
        <text:p text:style-name="n0">Permasalahan timbul karena tujuan dari penyelenggaraan calon mata ajar ini sangat khusus yaitu ''melatih para peserta agar menjadi biasa membaca makalah ilmiah standar (20-30 halaman) dari jurnal-jurnal unggulan''. Calon mata ajar ini tidak dapat dimasukkan kedalam kategori ''Pelajaran Bahasa Inggris'' karena belajar bahasa bukan merupakan sasaran utama. <text:s/>Sebaliknya, mata ajar ini pun bukan merupakan pelajaran metodologi ilmiah karena tujuan yang ingin dicapai sangat sempit dan dalam.</text:p>
        <text:p text:style-name="n0">Setelah melalui berbagai diskusi dan tukar pikiran, didapatkan dua kandidat mata-ajar yang akan dipertimbangkan sebagai wahana pelaksanaan gagasan, yaitu ''Topik Khusus'' dan ''Kelas Seminar''. ''Topik Khusus'' merupakan mata ajar yang dipergunakan untuk membawakan topik-topik yang belum terstruktur secara baku. Setelah baku, bahan dari ''Topik Khusus'' tersebut akan menjadi sebuah mata ajar terpisah (3).</text:p>
        <text:p text:style-name="n0">''Kelas Seminar'' merupakan sebuah mata ajar yang bertujuan untuk membuka wawasan mahasiswa terhadap publikasi penelitian terbaru serta membantu para mahasiswa untuk berkomunikasi secara lisan dan tertulis (3). ''Kelas Seminar'' tidak merupakan mata ajar yang wajib. Selain itu, setiap <text:soft-page-break/>semester berjalan beberapa kelas seminar secara paralel. Dengan demikian, terbuka kesempatan luas untuk tidak memilih kelas ''khusus'' ini, jika ada calon peserta yang merasa tidak cocok dengan ketentuan tersebut di atas.</text:p>
        <text:p text:style-name="n0">Dari dua kandidat di atas, diputuskan untuk menguji-coba gagasan dalam bentuk ''Kelas Seminar''. Namun, tujuan dari ''Kelas Seminar'' dipertajam dengan lebih menitik-beratkan membiasakan membaca makalah dibandingkan mengembangkan kemampuan berko­muni­kasi. ''Kelas seminar'' ini akan terbuka bagi semua mahasiswa tingkat akhir tanpa persyaratan khusus. Namun, para calon peserta diharapkan telah memiliki kemampuan membaca dalam bahasa Inggris. </text:p>
        <text:list text:style-name="L1" text:continue-numbering="true">
          <text:list-item>
            <text:p text:style-name="P12">Persiapan Gagasan</text:p>
          </text:list-item>
        </text:list>
        <text:p text:style-name="n0">Rancangan penyelenggaraan <text:s/>''Kelas Seminar'' terilhami gagasan Glaser (7) dengan beberapa memodifikasi. Jumlah peserta yang semula 8 peserta, <text:s/>diper­besar menjadi 8 kelompok kerja. Setiap kelompok kerja beranggotakan hingga tiga peserta. Secara keseluruhan, peserta seminar berkisar antara 8 hingga 24 anggota.</text:p>
        <text:p text:style-name="n0">Para peserta perlu diperingatkan sejak awal, untuk bekerja keras dan berkomitmen penuh. Dengan bobot 3 SKS (Satuan Kredit Semester), di­harapkan akan ada tatap muka selama 3 jam yang didahului persiapan selama 6 jam. Setiap pertemuan perlu dipersiap­kan dengan sungguh-sungguh, serta penilaian terpisah akan diberikan untuk setiap pertemuan tersebut.</text:p>
        <text:p text:style-name="n0">Tahapan yang paling penting dalam mempersiapkan seminar ini ialah pemilihan makalah-makalah yang digunakan. Pemilihan ini tergantung pada beberapa hal seperti apa saja sumber pustaka yang dapat diakses, baik secara fisik mau pun melalui internet. Terdapat kemungkinan bahwa diper­lukan persyaratan tertentu untuk meng­akses sumber daya tersebut, <text:s/>seperti ke­ang­gotaan atau pun membayar iuran tertentu.</text:p>
        <text:p text:style-name="n0">Makalah untuk seminar ini diambil dari berbagai sumber daya seperti <text:span text:style-name="T17">MIS Quarterly Online Repository (5), <text:s/>The Electronic Journal of Information Systems in Developing Countries (4), dan <text:s/>The Association for Information System Electronic Library (2). Informasi silabus dapat dilihat di</text:span> (9, 10).</text:p>
        <text:p text:style-name="n0">Dalam penyelenggaraan seminar ini akan turut dimanfaatkan sarana Student Centered e-Learning Environment (SCeLE). <text:s/>Fasilitas SCeLE yang akan digunakan ialah forum diskusi elektronis, forum pengumuman, pe­ngumpul tugas digital, dan beberapa sarana lainnya.</text:p>
        <text:list text:style-name="L1" text:continue-numbering="true">
          <text:list-item>
            <text:p text:style-name="P13">Penyelenggaraan</text:p>
          </text:list-item>
        </text:list>
        <text:p text:style-name="n0">Hingga kini telah dilaksanakan dua kali seminar, yaitu pada semester ganjil 2004/2005, serta semester ganjil 2005/2006. Bagian ini akan melaporkan garis besar dari penyelenggaraan kedua seminar tersebut.</text:p>
        <text:p text:style-name="n0">Agar memudahkan interaksi antar-peserta, posisi kursi dalam ruang seminar diatur dalam setengah lingkaran. <text:s/>Setiap pertemuan diadakan rotasi posisi duduk. </text:p>
        <text:p text:style-name="n0">Sepanjang semester diadakan 12 kali pertemuan dalam tiga tahapan. Tahapan pertama berlangsung dalam lima kali pertemuan, yang masing-masing mem­bahas satu makalah. </text:p>
        <text:p text:style-name="n0">Pada pertemuan pertama diadakan penjelasan singkat perihal silabus seminar, diskusi singkat perihal bagaimana caranya membaca sebuah makalah, serta bagaimana cara menceritakan kembali secara singkat. Metoda tersebut bukan merupakan harga mati, serta setiap individu diharapkan untuk mengembangkan strateginya ma­sing-masing.</text:p>
        <text:p text:style-name="n0">Setiap peserta diminta membuat log untuk mencatat perubahan-perubahan yang dirasakan saat mengikuti seminar tersebut. Pada akhir semester, setiap peserta diminta untuk membuat laporan pengalaman mengikuti seminar (1).</text:p>
        <text:p text:style-name="n0">Derajat kesulitan serta tempo ditingkatkan secara perlahan pada pertemuan-pertemuan berikutnya. Peng­kajian yang semula kalimat demi kalimat ditingkatkan menjadi pengkajian para­graf demi paragraf, lalu ditingkatkan lagi menjadi bagian (<text:span text:style-name="T23">section</text:span>) demi bagian. Pengkajian ini dilakukan oleh semua peserta secara bergantian dalam bentuk diskusi.</text:p>
        <text:p text:style-name="n0">Pada tahapan kedua dilakukan evaluasi, seberapa kemajuan yang telah dicapai dari tahapan sebelumnya. Tahapan ini berlangsung dua kali pertemuan. Pada pertemuan pertama dibahas dua artikel yang saling berhubungan. Pada perte­muan berikutnya, dibahas tiga bab ''landasan metodologi penelitian'' dari <text:s/>Butrel dan Morgan (6).</text:p>
        <text:p text:style-name="n0">Pada tahapan ketiga, setiap kelompok kerja diminta mencari lima makalah ilmiah yang akan dipresentasikan. Pada setiap pertemuan akan dibahas 8 makalah, sehingga pada tahapan ketiga ini, total dibahas 8 x 5 = 40 makalah.</text:p>
        <text:p text:style-name="n0">Setiap kelompok kerja diminta untuk membuat ringkasan, dirangkap 8 <text:s/>untuk dibagikan kepada kelompok kerja lainnya serta fasilitator seminar. Waktu pembahasan setiap makalah dibatasi 10-15 menit. Presentasi tidak dilakukan dengan tampil ke muka kelas, melainkan setiap anggota tetap duduk di kursi masing-masing. Cari ini dianggap lebih efektif, karena tidak memerlukan OHP (<text:span text:style-name="T23">Overhead Projector</text:span>), atau pun peraga <text:span text:style-name="T23"><text:s text:c="2"/></text:span><text:s/>''Teknologi Informasi''<text:span text:style-name="T27"> lainnya. Dengan demikian dapat dihemat waktu.</text:span></text:p>
        <text:p text:style-name="P7">Format isi ringkasan makalah tercapai melalui konsensus yaitu: ''Judul'', <text:s/>''Pengarang'', ''Nama/Tanggal Jurnal'', ''Nama Pokja'', ''Kata Kunci'' (maks 5), ''Permasalahan'', ''Tujuan'', ''Gambar/ Diagram'' (maks 2), ''Jenis/ Metoda Penelitian'', ''Asumsi/Hipotesa'' (jika ada), ''Kesimpulan'', ''Komentar Kelom­pok Kerja'', ''Analisa Kelemahan/ Ke­kuatan'', dan ''Pernyataan Penutup Kelompok Kerja''.</text:p>
        <text:p text:style-name="n0"><text:span text:style-name="T27">Saat ujian</text:span> akhir, setiap anggota pokja diberi makalah yang harus dipelajari dalam waktu 60 menit. Lalu, pokja tersebut diberi waktu 30 menit untuk memberikan presentasi singkat.</text:p>
        <text:list text:style-name="L1" text:continue-numbering="true">
          <text:list-item>
            <text:p text:style-name="P14">Evaluasi</text:p>
          </text:list-item>
        </text:list>
        <text:p text:style-name="n0">Dampak perubahan yang paling terpantau setelah mengikuti seminar ini ialah peningkatan ''Percaya Diri'', yaitu merasa mampu membaca makalah il­miah standar 20-30 halaman.</text:p>
        <text:p text:style-name="n0">Namun, percaya diri ini belum tentu berarti perserta memahami isi makalah secara penuh. Pada umumnya, para peserta agak lemah dalam memahami metodologi yang digunakan makalah terkait. Perlu ditekankan, bahwa memang tidak ada prasyarat untuk mengikuti mata-ajar ''metodologi ilmiah'' untuk mengikuti seminar.</text:p>
        <text:p text:style-name="n0">Ini tidak berarti bahwa tidak terjadi kemajuan lainnya. Hal ini teramati pada saat tahap II, yaitu saat membahas tiga bab ''landasan metodologi ilmiah'' (6) dalam satu pertemuan. Tercapai kon­sensus, bahwa (6) sangat sulit dipahami. Jika dibahas pada awal semester, belum tentu akan tuntas dalam satu kali pertemuan!</text:p>
        <text:p text:style-name="n0">Juga terpantau beberapa kemajuan lainnya, terutama pemilihan strategi membaca makalah, serta kemampuan menyimak makalah secara singkat.</text:p>
        <text:p text:style-name="n0">Walaupun tidak tercapai secara op­timum, para peserta seminar sanggup memahami makalah hanya dengan mendengarkan ringkasan, tanpa pernah membaca makalah asli. Terdapat <text:soft-page-break/>berbagai hal yang perlu diperhatikan, seperti isi/topik atau pun cara penyampaian makalah tidak selalu menarik.</text:p>
        <text:p text:style-name="n0">Hal lain yang kurang sukses ialah terdapat kecenderungan pelaksanaan tugas secara ''minimalis''. Artinya, jika ada tugas dibagikan kepada tiga anggota kelompok, setiap anggota hanya mengerjakan 1/3 dari tugas tersebut, tanpa begitu perduli bagian lainnya.</text:p>
        <text:p text:style-name="n0">Juga, perlu dicarikan kiat untuk meng­atasi rasa bosan dan rasa mengantuk dalam kelas dengan durasi yang relatif panjang (150 menit).</text:p>
        <text:p text:style-name="n0">Terakhir, para peserta mengharapkan nilai tinggi karena merasa telah bekerja keras. Sayang sekali, tidak semua peserta memiliki disiplin yang tinggi, seperti keterlambatan, bahkan kealpaan meng­umpulkan tugas.</text:p>
        <text:list text:style-name="L1" text:continue-numbering="true">
          <text:list-item>
            <text:p text:style-name="P12">Penutup</text:p>
          </text:list-item>
        </text:list>
        <text:p text:style-name="P8">Secara umum, penyelenggaraan seminar berlangsung secara sukses. Namun, disarankan untuk terus mencari kiat baru untuk mengatasi hal-hal yang masih belum optimum.</text:p>
        <text:p text:style-name="P8">Berbagai faktor perlu diperhatikan, jika ingin mengadaptasi seminar ini di tempat lain. Pertama, para peserta telah memiliki kemampuan akademik termasuk bahasa Inggris yang baik. Umpamannya, nilai "TOEFL Prediction'' dari peserta di atas 500. Kedua, perlu diperhitungkan biaya penyelenggaraan seminar. Untuk mencetak sebuah makalah 30 halaman dengan pencetak Laser diperlukan biaya sekitar Rp. 15.000.- Biaya fotokopi sekitar Rp. 3000.-. Padahal makalah yang digunakan dalam seminar ini berjumlah 48. Menghimpun 48 makalah juga tidak merupakan hal yang gampang, jika tidak memiliki sumber daya yang memadai. Hal lain yang perlu diatas ialah, <text:s/>bagaimana caranya memperbanyak diskusi? Para peserta seminar tidak selalu dalam keadaan ''<text:span text:style-name="T23">mood</text:span> ceria''.</text:p>
        <text:p text:style-name="n0">Akhirul kata, sekurangnya telah terben­tuk sebuah pipa yang setiap tahun memproduksi beberapa puluh yang tidak takut membaca makalah ilmiah.</text:p>
        <text:list text:style-name="L1" text:continue-numbering="true">
          <text:list-item>
            <text:p text:style-name="P12">Ucapan Terimakasih</text:p>
          </text:list-item>
        </text:list>
        <text:p text:style-name="n0">Terimakasih kepada rekan-rekan yang ikut memberikan masukan atas makalah ini, serta terimakasih kepada para Pimpinan Fakultas Ilmu Komputer Universitas Indonesia atas pemberian kesempatan melaksanakan seminar ini.</text:p>
        <text:list text:style-name="L1" text:continue-numbering="true">
          <text:list-item>
            <text:p text:style-name="P12">Daftar Pustaka</text:p>
          </text:list-item>
        </text:list>
        <text:list text:style-name="L2">
          <text:list-item>
            <text:p text:style-name="P15"><text:span text:style-name="T18">-, Arsip Seminar MIS 2004-2005, terakhir diakses Januari 2006, URL: </text:span><text:span text:style-name="T19">http://bebas.vlsm.org/ v06/ Kuliah/ Seminar-MIS/</text:span></text:p>
          </text:list-item>
          <text:list-item>
            <text:p text:style-name="P17"><text:span text:style-name="T14">-, The Association for Information System Electronic Library, Baylor University Online Publisher, terakhir diakses Januari 2006. URL: </text:span><text:span text:style-name="T6">http://aisel.isworld.org/</text:span><text:span text:style-name="T14"> <text:s/></text:span></text:p>
          </text:list-item>
          <text:list-item>
            <text:p text:style-name="P15">-, Buku Pedoman Kurikulum dan Peraturan Akademik 2002, Fakultas Ilmu Komputer Universitas Indonesia, 2002.</text:p>
          </text:list-item>
          <text:list-item>
            <text:p text:style-name="P15">-, The Electronic Journal of Information Systems in Developing Countries, City University of Hong Kong, terakhir diakses Januari <text:span text:style-name="T28">2006</text:span>, <text:span text:style-name="T6">http://new.ejisdc.org/ojs/</text:span></text:p>
          </text:list-item>
          <text:list-item>
            <text:p text:style-name="P16">-, MIS Quarterly Online Repository, MISRC, Baylor University Online Publisher, terakhir diakses Januari 2006, URL: <text:span text:style-name="T6">http://emisq.isworld.org/</text:span></text:p>
          </text:list-item>
          <text:list-item>
            <text:p text:style-name="P18">G. Burrel and G. Morgan, Sociological Paradigms and Organizational Analysis, Heineman, 1979, bab 1-3, hal 1-37.</text:p>
          </text:list-item>
          <text:list-item>
            <text:p text:style-name="P19">Barney G. Glaser, <text:span text:style-name="T27">Doing Grounded Theory: Issues and Discussions,</text:span> Sociology Press, 1998.</text:p>
          </text:list-item>
          <text:list-item>
            <text:p text:style-name="P19">Khaerudin Kurniawan, <text:span text:style-name="T23">Mengapa Publikasi Ilmiah Kita Rendah?</text:span><text:span text:style-name="T27"> Pikiran Rakyat Online, 2005, terakhir diakses pada Januari 2006, URL </text:span><text:span text:style-name="T7">http://www.pikiran-rakyat.com/ cetak/ 2005/ 1005/ 05/ 0802.htm</text:span></text:p>
          </text:list-item>
          <text:list-item>
            <text:p text:style-name="P18"><text:span text:style-name="T21">Rahmat M. Samik-Ibrahim, IKI-40991: Seminar C, 2004, Silabus, tarakhir diakses Januari 2006. URL: <text:s text:c="2"/></text:span><text:span text:style-name="T20">http://rms46.vlsm.org/ 2/ 116.html</text:span></text:p>
          </text:list-item>
          <text:list-item>
            <text:p text:style-name="P15">Rahmat M. Samik-Ibrahim, IKI-40991: Seminar C, 2005, Silabus, terakhir diakses Januari 2006. URL: <text:span text:style-name="T6">http://rms46.vlsm.org/ 2/ 128.html</text:span><text:span text:style-name="T1"> </text:span></text:p>
          </text:list-item>
        </text:list>
        <text:p text:style-name="P2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ymbol" svg:font-family="Symbol" style:font-family-generic="roman" style:font-pitch="variable" style:font-charset="x-symbol"/>
    <style:font-face style:name="CAAAAA+TimesNewRomanPSMT" svg:font-family="CAAAAA+TimesNewRomanPSMT"/>
    <style:font-face style:name="Times New Roman2" svg:font-family="'Times New Roman'"/>
    <style:font-face style:name="Garamond1" svg:font-family="Garamond" style:font-family-generic="roman"/>
    <style:font-face style:name="Courier New" svg:font-family="'Courier New'" style:font-pitch="fixed"/>
    <style:font-face style:name="Arial1" svg:font-family="Arial" style:font-pitch="variable"/>
    <style:font-face style:name="HG Mincho Light J" svg:font-family="'HG Mincho Light J'" style:font-pitch="variable"/>
    <style:font-face style:name="Times New Roman1" svg:font-family="'Times New 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9pt" fo:language="id" fo:country="ID" style:font-size-asian="9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Arial1" style:font-size-complex="14pt"/>
    </style:style>
    <style:style style:name="Heading_20_1" style:display-name="Heading 1" style:family="paragraph" style:parent-style-name="Standard" style:next-style-name="Standard" style:class="text">
      <style:paragraph-properties fo:text-align="center" style:justify-single-word="false" fo:keep-with-next="always"/>
      <style:text-properties fo:font-size="12pt" fo:language="id" fo:country="ID" fo:font-weight="bold" style:font-size-asian="12pt" style:font-weight-asian="bold"/>
    </style:style>
    <style:style style:name="Heading_20_2" style:display-name="Heading 2" style:family="paragraph" style:parent-style-name="Standard" style:next-style-name="Standard" style:class="text">
      <style:paragraph-properties fo:text-align="justify" style:justify-single-word="false" fo:keep-with-next="always"/>
      <style:text-properties fo:font-size="12pt" fo:language="id" fo:country="ID" style:font-size-asian="12pt"/>
    </style:style>
    <style:style style:name="Heading_20_3" style:display-name="Heading 3" style:family="paragraph" style:parent-style-name="Standard" style:next-style-name="Standard" style:class="text">
      <style:paragraph-properties fo:line-height="150%" fo:text-align="justify" style:justify-single-word="false" fo:keep-with-next="always"/>
      <style:text-properties fo:language="id" fo:country="ID" fo:font-weight="bold"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lock_20_Text" style:display-name="Block Text" style:family="paragraph" style:parent-style-name="Standard">
      <style:paragraph-properties fo:margin-left="0.5909in" fo:margin-right="0.5909in" fo:line-height="150%" fo:text-align="center" style:justify-single-word="false" fo:text-indent="0in" style:auto-text-indent="false"/>
      <style:text-properties fo:font-size="12pt" fo:font-weight="bold" style:font-size-asian="12pt" style:font-weight-asian="bold"/>
    </style:style>
    <style:style style:name="judul" style:family="paragraph" style:parent-style-name="Block_20_Text"/>
    <style:style style:name="nama" style:family="paragraph" style:parent-style-name="Standard">
      <style:paragraph-properties fo:margin-left="0.3937in" fo:margin-right="0.3937in" fo:text-align="center" style:justify-single-word="false" fo:text-indent="0in" style:auto-text-indent="false"/>
      <style:text-properties style:font-name="Arial" fo:font-size="11pt" fo:language="id" fo:country="ID" style:font-size-asian="11pt"/>
    </style:style>
    <style:style style:name="abstrak" style:family="paragraph" style:parent-style-name="Heading_20_3">
      <style:text-properties fo:font-size="11pt" style:font-size-asian="11pt"/>
    </style:style>
    <style:style style:name="isi-abstrak" style:family="paragraph" style:parent-style-name="Text_20_body"/>
    <style:style style:name="kata-kunci" style:family="paragraph" style:parent-style-name="Standard">
      <style:paragraph-properties fo:line-height="150%"/>
      <style:text-properties fo:language="id" fo:country="ID" fo:font-style="italic" style:font-style-asian="italic"/>
    </style:style>
    <style:style style:name="subbagian" style:family="paragraph" style:parent-style-name="Standard">
      <style:paragraph-properties fo:line-height="150%" fo:text-align="justify" style:justify-single-word="false" fo:orphans="0" fo:widows="0" fo:keep-with-next="always"/>
      <style:text-properties fo:font-size="11pt" fo:language="id" fo:country="ID" fo:font-weight="bold" style:font-size-asian="11pt" style:font-weight-asian="bold"/>
    </style:style>
    <style:style style:name="ref" style:family="paragraph" style:parent-style-name="Block_20_Text"/>
    <style:style style:name="alamat" style:family="paragraph" style:parent-style-name="judul">
      <style:paragraph-properties fo:margin-top="0.1665in" fo:margin-bottom="0.1665in" fo:line-height="100%"/>
      <style:text-properties style:font-name="Garamond" fo:font-size="11pt" fo:font-weight="normal" style:font-size-asian="11pt" style:font-weight-asian="normal"/>
    </style:style>
    <style:style style:name="Normal_20__28_Web_29_" style:display-name="Normal (Web)" style:family="paragraph" style:parent-style-name="Standard">
      <style:paragraph-properties fo:margin-top="0.0693in" fo:margin-bottom="0.0693in"/>
      <style:text-properties fo:font-size="12pt" style:font-size-asian="12pt" style:font-size-complex="12pt"/>
    </style:style>
    <style:style style:name="n0" style:family="paragraph" style:parent-style-name="Standard" style:class="text">
      <style:paragraph-properties fo:margin-top="0.0598in" fo:margin-bottom="0.1in" fo:text-align="justify" style:justify-single-word="false" fo:background-color="transparent" style:shadow="none">
        <style:tab-stops/>
        <style:background-image/>
      </style:paragraph-properties>
      <style:text-properties fo:font-size="9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WW8Num1z0" style:family="text">
      <style:text-properties style:font-name="Symbol"/>
    </style:style>
    <style:style style:name="WW8Num3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5z0" style:family="text">
      <style:text-properties style:font-name="Symbol"/>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a" style:num-letter-sync="true">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a" style:num-letter-sync="true">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a" style:num-letter-sync="true">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style style:name="T1" style:family="text">
      <style:text-properties fo:font-size="7pt" style:font-size-asian="7pt" style:font-size-complex="7pt"/>
    </style:style>
    <style:style style:name="T2" style:family="text">
      <style:text-properties fo:font-size="9pt" style:font-size-asian="9pt" style:font-size-complex="9pt"/>
    </style:style>
    <style:page-layout style:name="pm1" style:page-usage="mirrored">
      <style:page-layout-properties fo:page-width="8.2701in" fo:page-height="11.6902in" style:num-format="1" style:print-orientation="portrait" fo:margin-top="0.6in" fo:margin-bottom="0.6in" fo:margin-left="0.6in" fo:margin-right="0.6in" style:writing-mode="lr-tb" style:layout-grid-color="#c0c0c0" style:layout-grid-lines="33"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0902in" fo:margin-left="0in" fo:margin-right="0in" fo:margin-top="0.05in" style:dynamic-spacing="true"/>
      </style:footer-style>
    </style:page-layout>
  </office:automatic-styles>
  <office:master-styles>
    <style:master-page style:name="Standard" style:page-layout-name="pm1">
      <style:footer>
        <text:p text:style-name="P1"><text:span text:style-name="Page_20_Number"><text:span text:style-name="T1">(c) 2006-2009 Rahmat M. Samik-Ibrahim --- GFDL --- versi 2009.02.20.00 <text:s/>--- <text:s/></text:span></text:span><text:span text:style-name="Page_20_Number"><text:span text:style-name="T2"><text:page-number text:select-page="current">3</text:page-number></text:span></text:span></text:p>
      </style:footer>
      <style:footer-left>
        <text:p text:style-name="Footer"><text:span text:style-name="Page_20_Number"><text:span text:style-name="T2"><text:page-number text:select-page="current">3</text:page-number></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Tidak Kenal Maka Tidak Sayang: Kiat Mensosialisasikan Makalah Internasional Kepada Komunitas Sistem Informasi Indonesia</dc:title>
    <dc:subject>Rahmat M. Samik-Ibrahim</dc:subject>
    <meta:initial-creator>Sek Jur</meta:initial-creator>
    <meta:creation-date>2006-01-07T18:10:00</meta:creation-date>
    <dc:date>2009-02-20T19:33:41</dc:date>
    <meta:print-date>2006-01-27T20:38:58</meta:print-date>
    <meta:keyword>vLSM.org</meta:keyword>
    <dc:language>en-US</dc:language>
    <meta:editing-cycles>263</meta:editing-cycles>
    <meta:editing-duration>P1DT11H14M3S</meta:editing-duration>
    <meta:user-defined meta:name="Info 1"/>
    <meta:user-defined meta:name="Info 2"/>
    <meta:user-defined meta:name="Info 3"/>
    <meta:user-defined meta:name="Info 4"/>
    <meta:document-statistic meta:table-count="0" meta:image-count="0" meta:object-count="0" meta:page-count="3" meta:paragraph-count="68" meta:word-count="2060" meta:character-count="15461"/>
  </office:meta>
</office:document-meta>
</file>